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/>
      <text:p text:style-name="Standard">class OStack{</text:p>
      <text:p text:style-name="Standard"><text:s text:c="4"/>private int top;</text:p>
      <text:p text:style-name="Standard"><text:s text:c="4"/>private int max;</text:p>
      <text:p text:style-name="Standard"><text:s text:c="4"/>private float arr[];</text:p>
      <text:p text:style-name="Standard"/>
      <text:p text:style-name="Standard"><text:s text:c="4"/>public OStack(int n){</text:p>
      <text:p text:style-name="Standard"><text:s text:c="8"/>max=n;</text:p>
      <text:p text:style-name="Standard"><text:s text:c="8"/>top=-1;</text:p>
      <text:p text:style-name="Standard"><text:s text:c="8"/>arr=new float[max];</text:p>
      <text:p text:style-name="Standard"><text:s text:c="4"/>}</text:p>
      <text:p text:style-name="Standard"/>
      <text:p text:style-name="Standard"><text:s text:c="4"/>public void push(float a){</text:p>
      <text:p text:style-name="Standard"><text:s text:c="8"/>top++;</text:p>
      <text:p text:style-name="Standard"><text:s text:c="8"/>arr[top]=a;</text:p>
      <text:p text:style-name="Standard"><text:s text:c="4"/>}</text:p>
      <text:p text:style-name="Standard"/>
      <text:p text:style-name="Standard"><text:s text:c="4"/>public float pop(){</text:p>
      <text:p text:style-name="Standard"><text:s text:c="8"/>return arr[top--];</text:p>
      <text:p text:style-name="Standard"><text:s text:c="4"/>}</text:p>
      <text:p text:style-name="Standard"/>
      <text:p text:style-name="Standard"><text:s text:c="4"/>public boolean isEmpty(){</text:p>
      <text:p text:style-name="Standard"><text:s text:c="8"/>if(top==-1){</text:p>
      <text:p text:style-name="Standard"><text:s text:c="12"/>return true;</text:p>
      <text:p text:style-name="Standard"><text:s text:c="8"/>}else{</text:p>
      <text:p text:style-name="Standard"><text:s text:c="12"/>return false;</text:p>
      <text:p text:style-name="Standard"><text:s text:c="8"/>}</text:p>
      <text:p text:style-name="Standard"><text:s text:c="4"/>}</text:p>
      <text:p text:style-name="Standard"/>
      <text:p text:style-name="Standard"><text:s text:c="4"/>public boolean isFull(){</text:p>
      <text:p text:style-name="Standard"><text:s text:c="8"/>if(top==max-1){</text:p>
      <text:p text:style-name="Standard"><text:s text:c="12"/>return true;</text:p>
      <text:p text:style-name="Standard"><text:s text:c="8"/>}else{</text:p>
      <text:p text:style-name="Standard"><text:s text:c="12"/>return false;</text:p>
      <text:p text:style-name="Standard"><text:s text:c="8"/>}</text:p>
      <text:p text:style-name="Standard"><text:s text:c="4"/>}</text:p>
      <text:p text:style-name="Standard"><text:s text:c="4"/>public float peek(){</text:p>
      <text:p text:style-name="Standard"><text:s text:c="8"/>return arr[top];</text:p>
      <text:p text:style-name="Standard"><text:s text:c="4"/>}</text:p>
      <text:p text:style-name="Standard">}</text:p>
      <text:p text:style-name="Standard"/>
      <text:p text:style-name="Standard">public class PstfxEval {</text:p>
      <text:p text:style-name="Standard"><text:s text:c="8"/>static float performOperation(char op,float oprnd1,float oprnd2){</text:p>
      <text:p text:style-name="Standard"><text:s text:c="12"/>switch(op){</text:p>
      <text:p text:style-name="Standard"><text:s text:c="16"/>case '+':</text:p>
      <text:p text:style-name="Standard"><text:s text:c="20"/>return oprnd1+oprnd2;</text:p>
      <text:p text:style-name="Standard"><text:s text:c="16"/>case '-':</text:p>
      <text:p text:style-name="Standard"><text:s text:c="20"/>return oprnd1-oprnd2;</text:p>
      <text:p text:style-name="Standard"><text:s text:c="16"/>case '/':</text:p>
      <text:p text:style-name="Standard"><text:s text:c="20"/>return oprnd1/oprnd2;</text:p>
      <text:p text:style-name="Standard"><text:s text:c="16"/>case '*':</text:p>
      <text:p text:style-name="Standard"><text:soft-page-break/><text:s text:c="20"/>return oprnd1*oprnd2;</text:p>
      <text:p text:style-name="Standard"><text:s text:c="16"/>case '^':</text:p>
      <text:p text:style-name="Standard"><text:s text:c="20"/>return (float)Math.pow(oprnd1,oprnd2);</text:p>
      <text:p text:style-name="Standard"><text:s text:c="16"/>default:</text:p>
      <text:p text:style-name="Standard"><text:s text:c="17"/>return -1;</text:p>
      <text:p text:style-name="Standard"><text:s text:c="12"/>}</text:p>
      <text:p text:style-name="Standard"><text:s text:c="8"/>} <text:s text:c="7"/></text:p>
      <text:p text:style-name="Standard"><text:s text:c="8"/>public static void main(String args[]){</text:p>
      <text:p text:style-name="Standard"><text:s text:c="12"/>String infix;</text:p>
      <text:p text:style-name="Standard"><text:s text:c="12"/>Scanner scn=new Scanner(System.in);</text:p>
      <text:p text:style-name="Standard"><text:s text:c="12"/>System.out.println("Enter expression");</text:p>
      <text:p text:style-name="Standard"><text:s text:c="12"/>infix=scn.nextLine();</text:p>
      <text:p text:style-name="Standard"><text:s text:c="12"/>OStack stck=new OStack(infix.length());</text:p>
      <text:p text:style-name="Standard"><text:s text:c="12"/>int i=0;</text:p>
      <text:p text:style-name="Standard"><text:s text:c="12"/>float result=0;</text:p>
      <text:p text:style-name="Standard"><text:s text:c="12"/>String temp="";</text:p>
      <text:p text:style-name="Standard"><text:s text:c="12"/>while(i!=(infix.length())){</text:p>
      <text:p text:style-name="Standard"><text:s text:c="16"/>char opThis=infix.charAt(i);</text:p>
      <text:p text:style-name="Standard"><text:s text:c="4"/></text:p>
      <text:p text:style-name="Standard"><text:s text:c="16"/></text:p>
      <text:p text:style-name="Standard"><text:s text:c="16"/>if(Character.isLetterOrDigit(opThis)){</text:p>
      <text:p text:style-name="Standard"><text:s text:c="20"/></text:p>
      <text:p text:style-name="Standard"><text:s text:c="20"/>System.out.println("Entered");</text:p>
      <text:p text:style-name="Standard"><text:s text:c="20"/>stck.push(Float.parseFloat(String.valueOf(opThis))); </text:p>
      <text:p text:style-name="Standard"/>
      <text:p text:style-name="Standard"><text:s text:c="16"/>}</text:p>
      <text:p text:style-name="Standard"><text:s text:c="16"/>else if (opThis == '/' || opThis == '*' || opThis == '+' ||opThis == '-' || opThis =='^'){</text:p>
      <text:p text:style-name="Standard"><text:s text:c="16"/>float operand2=stck.pop();</text:p>
      <text:p text:style-name="Standard"><text:s text:c="16"/>float operand1=stck.pop();</text:p>
      <text:p text:style-name="Standard"><text:s text:c="16"/>System.out.println(operand1+" "+operand2);</text:p>
      <text:p text:style-name="Standard"><text:s text:c="16"/></text:p>
      <text:p text:style-name="Standard"><text:s text:c="20"/>result=performOperation(opThis,operand1,operand2);</text:p>
      <text:p text:style-name="Standard"><text:s text:c="20"/>stck.push(result);</text:p>
      <text:p text:style-name="Standard"><text:s text:c="20"/></text:p>
      <text:p text:style-name="Standard"><text:s text:c="16"/>}else{</text:p>
      <text:p text:style-name="Standard"><text:s text:c="20"/>System.out.println("Syntax error");</text:p>
      <text:p text:style-name="Standard"><text:s text:c="20"/>break;</text:p>
      <text:p text:style-name="Standard"><text:s text:c="16"/>}</text:p>
      <text:p text:style-name="Standard"><text:s text:c="16"/>i++;</text:p>
      <text:p text:style-name="Standard"/>
      <text:p text:style-name="Standard"/>
      <text:p text:style-name="Standard"><text:s text:c="12"/>}</text:p>
      <text:p text:style-name="Standard"><text:s text:c="8"/>System.out.println("Final result : "+ stck.pop()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0:58:47.984551728</meta:creation-date>
    <dc:date>2022-05-16T00:59:56.338778539</dc:date>
    <meta:editing-duration>PT1M10S</meta:editing-duration>
    <meta:editing-cycles>1</meta:editing-cycles>
    <meta:document-statistic meta:table-count="0" meta:image-count="0" meta:object-count="0" meta:page-count="2" meta:paragraph-count="85" meta:word-count="168" meta:character-count="2408" meta:non-whitespace-character-count="1355"/>
    <meta:generator>LibreOffice/6.4.7.2$Linux_X86_64 LibreOffice_project/40$Build-2</meta:generator>
  </office:meta>
</office:document-meta>
</file>